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EC000001FEFBBF840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_20__28_var_29_" svg:stroke-width="0.076cm" svg:stroke-color="#00ff00" draw:marker-start-width="0.406cm" draw:marker-end-width="0.406cm" draw:fill="none" draw:textarea-horizontal-align="justify" draw:textarea-vertical-align="middle" draw:auto-grow-height="false" fo:padding-top="0.163cm" fo:padding-bottom="0.163cm" fo:padding-left="0.288cm" fo:padding-right="0.288cm" draw:shadow="hidden"/>
    </style:style>
    <style:style style:name="gr3" style:family="graphic" style:parent-style-name="standard">
      <style:graphic-properties draw:stroke="dash" draw:stroke-dash="Fine_20_Dashed_20__28_var_29_" svg:stroke-width="0.076cm" svg:stroke-color="#ff0000" draw:marker-start-width="0.406cm" draw:marker-end-width="0.406cm" draw:fill="none" draw:textarea-horizontal-align="justify" draw:textarea-vertical-align="middle" draw:auto-grow-height="false" fo:padding-top="0.163cm" fo:padding-bottom="0.163cm" fo:padding-left="0.288cm" fo:padding-right="0.288cm" draw:shadow="hidden"/>
    </style:style>
    <style:style style:name="gr4" style:family="graphic" style:parent-style-name="standard">
      <style:graphic-properties draw:stroke="dash" draw:stroke-dash="Fine_20_Dashed_20__28_var_29_" svg:stroke-width="0.076cm" svg:stroke-color="#ff00ff" draw:marker-start-width="0.406cm" draw:marker-end-width="0.406cm" draw:fill="none" draw:textarea-horizontal-align="justify" draw:textarea-vertical-align="middle" draw:auto-grow-height="false" fo:padding-top="0.163cm" fo:padding-bottom="0.163cm" fo:padding-left="0.288cm" fo:padding-right="0.288cm" draw:shadow="hidden"/>
    </style:style>
    <style:style style:name="gr5" style:family="graphic" style:parent-style-name="standard">
      <style:graphic-properties draw:marker-start="" draw:textarea-horizontal-align="justify" draw:textarea-vertical-align="middle" draw:auto-grow-height="false" fo:min-height="0cm" fo:min-width="0cm" fo:wrap-option="no-wrap" draw:shadow="hidden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92cm" svg:height="13.779cm" svg:x="0.043cm" svg:y="0cm">
          <draw:image xlink:href="Pictures/10000000000001EC000001FEFBBF840A.png" xlink:type="simple" xlink:show="embed" xlink:actuate="onLoad">
            <text:p/>
          </draw:image>
        </draw:frame>
        <draw:custom-shape draw:style-name="gr2" draw:text-style-name="P1" draw:layer="layout" svg:width="6.074cm" svg:height="0.855cm" svg:x="0.095cm" svg:y="0.5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12cm" svg:height="6.525cm" svg:x="0.109cm" svg:y="1.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212cm" svg:height="5.678cm" svg:x="0.123cm" svg:y="8.1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366cm" svg:height="1.037cm" svg:x="14.954cm" svg:y="0.233cm">
          <text:p text:style-name="P2">actions bar</text:p>
          <draw:enhanced-geometry svg:viewBox="0 0 21600 21600" draw:mirror-horizontal="false" draw:type="line-callout-2" draw:modifiers="-35174.9580771381 13421.9653179191 -3600 4000 -1010.17328116266 11549.132947976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2" draw:layer="layout" svg:width="5.78cm" svg:height="1.052cm" svg:x="14.54cm" svg:y="10.795cm">
          <text:p text:style-name="P2">parameters editor</text:p>
          <draw:enhanced-geometry svg:viewBox="0 0 21600 21600" draw:mirror-horizontal="false" draw:mirror-vertical="false" draw:type="line-callout-2" draw:modifiers="-4726.51790347691 -15384.6153846154 -2772.39231966788 1353.84615384615 -937.830825116762 11364.102564102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2" draw:layer="layout" svg:width="5.78cm" svg:height="1.052cm" svg:x="14.678cm" svg:y="4.688cm">
          <text:p text:style-name="P2">sequence editor</text:p>
          <draw:enhanced-geometry svg:viewBox="0 0 21600 21600" draw:mirror-horizontal="false" draw:mirror-vertical="false" draw:type="line-callout-2" draw:modifiers="-5298.18370524131 -15692.3076923077 -2772.39231966788 1353.84615384615 -937.830825116762 11364.102564102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7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7-06T18:22:55</meta:creation-date>
    <dc:date>2011-07-07T12:52:28</dc:date>
    <meta:editing-duration>PT18H29M37S</meta:editing-duration>
    <meta:editing-cycles>4</meta:editing-cycles>
    <meta:generator>OpenOffice.org/3.0$Unix OpenOffice.org_project/300m21$Build-9319</meta:generator>
    <meta:document-statistic meta:object-count="7"/>
    <meta:user-defined meta:name="Info 1"/>
    <meta:user-defined meta:name="Info 2"/>
    <meta:user-defined meta:name="Info 3"/>
    <meta:user-defined meta:name="Info 4"/>
  </office:meta>
</office:document-meta>
</file>